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co26" style:family="table-column">
      <style:table-column-properties fo:break-before="auto" style:column-width="26.41mm"/>
    </style:style>
    <style:style style:name="co27" style:family="table-column">
      <style:table-column-properties fo:break-before="auto" style:column-width="22.86mm"/>
    </style:style>
    <style:style style:name="co28" style:family="table-column">
      <style:table-column-properties fo:break-before="auto" style:column-width="23.6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10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8" style:family="table-cell" style:parent-style-name="Default" style:data-style-name="N0">
      <style:table-cell-properties style:diagonal-bl-tr="none" style:diagonal-tl-br="none" style:text-align-source="fix" style:repeat-content="false" fo:border="1.76pt solid #333333" fo:padding="0.71mm" style:rotation-align="none"/>
      <style:paragraph-properties fo:text-align="center" fo:margin-left="0mm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1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17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 style:data-style-name="N0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81" style:family="table-cell" style:parent-style-name="Default" style:data-style-name="N118">
      <style:table-cell-properties fo:border-bottom="1.76pt solid #101010" style:diagonal-bl-tr="none" style:diagonal-tl-br="none" style:text-align-source="fix" style:repeat-content="false" fo:border-left="0.74pt solid #101010" fo:padding="0.71mm" fo:border-right="0.74pt solid #101010" style:rotation-align="none" fo:border-top="1.76pt solid #101010"/>
      <style:paragraph-properties fo:text-align="center" fo:margin-left="0mm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6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2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189" style:family="table-cell" style:parent-style-name="Default" style:data-style-name="N104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2" style:family="table-cell" style:parent-style-name="Default" style:data-style-name="N104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3" style:family="table-cell" style:parent-style-name="Default" style:data-style-name="N104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5" style:family="table-cell" style:parent-style-name="Default" style:data-style-name="N104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10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0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20" office:value-type="string" calcext:value-type="string" table:number-columns-spanned="1" table:number-rows-spanned="2">
            <text:p>Lp</text:p>
          </table:table-cell>
          <table:table-cell table:style-name="ce126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20"/>
          <table:covered-table-cell table:style-name="ce126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141" table:formula="of:=IF([.K4]&gt;=4.75;IF([.K4]&gt;4.85;IF([.K4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41" table:formula="of:=IF([.K5]&gt;=4.75;IF([.K5]&gt;4.85;IF([.K5]&gt;5;&quot;Pióro&quot;;&quot;Książka&quot;);&quot;Dyplom&quot;);&quot;Nic&quot;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41" table:formula="of:=IF([.K6]&gt;=4.75;IF([.K6]&gt;4.85;IF([.K6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41" table:formula="of:=IF([.K7]&gt;=4.75;IF([.K7]&gt;4.85;IF([.K7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41" table:formula="of:=IF([.K8]&gt;=4.75;IF([.K8]&gt;4.85;IF([.K8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41" table:formula="of:=IF([.K9]&gt;=4.75;IF([.K9]&gt;4.85;IF([.K9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41" table:formula="of:=IF([.K10]&gt;=4.75;IF([.K10]&gt;4.85;IF([.K10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41" table:formula="of:=IF([.K11]&gt;=4.75;IF([.K11]&gt;4.85;IF([.K11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41" table:formula="of:=IF([.K12]&gt;=4.75;IF([.K12]&gt;4.85;IF([.K12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41" table:formula="of:=IF([.K13]&gt;=4.75;IF([.K13]&gt;4.85;IF([.K13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41" table:formula="of:=IF([.K14]&gt;=4.75;IF([.K14]&gt;4.85;IF([.K14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41" table:formula="of:=IF([.K15]&gt;=4.75;IF([.K15]&gt;4.85;IF([.K15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41" table:formula="of:=IF([.K16]&gt;=4.75;IF([.K16]&gt;4.85;IF([.K16]&gt;5;&quot;Pióro&quot;;&quot;Książka&quot;);&quot;Dyplom&quot;);&quot;Nic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41" table:formula="of:=IF([.K17]&gt;=4.75;IF([.K17]&gt;4.85;IF([.K17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41" table:formula="of:=IF([.K18]&gt;=4.75;IF([.K18]&gt;4.85;IF([.K18]&gt;5;&quot;Pióro&quot;;&quot;Książka&quot;);&quot;Dyplom&quot;);&quot;Nic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41" table:formula="of:=IF([.K19]&gt;=4.75;IF([.K19]&gt;4.85;IF([.K19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41" table:formula="of:=IF([.K20]&gt;=4.75;IF([.K20]&gt;4.85;IF([.K20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41" table:formula="of:=IF([.K21]&gt;=4.75;IF([.K21]&gt;4.85;IF([.K21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41" table:formula="of:=IF([.K22]&gt;=4.75;IF([.K22]&gt;4.85;IF([.K22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41" table:formula="of:=IF([.K23]&gt;=4.75;IF([.K23]&gt;4.85;IF([.K23]&gt;5;&quot;Pióro&quot;;&quot;Książka&quot;);&quot;Dyplom&quot;);&quot;Nic&quot;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41" table:formula="of:=IF([.K24]&gt;=4.75;IF([.K24]&gt;4.85;IF([.K24]&gt;5;&quot;Pióro&quot;;&quot;Książka&quot;);&quot;Dyplom&quot;);&quot;Nic&quot;)" office:value-type="string" office:string-value="Nic" calcext:value-type="string">
            <text:p>Nic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];[.C24])" office:value-type="float" office:value="3" calcext:value-type="float">
            <text:p>3,00</text:p>
          </table:table-cell>
          <table:table-cell table:style-name="ce29" table:formula="of:=AVERAGE([.D4];[.D24])" office:value-type="float" office:value="4" calcext:value-type="float">
            <text:p>4,00</text:p>
          </table:table-cell>
          <table:table-cell table:style-name="ce29" table:formula="of:=AVERAGE([.E4];[.E24])" office:value-type="float" office:value="3" calcext:value-type="float">
            <text:p>3,00</text:p>
          </table:table-cell>
          <table:table-cell table:style-name="ce29" table:formula="of:=AVERAGE([.F4];[.F24])" office:value-type="float" office:value="2.5" calcext:value-type="float">
            <text:p>2,50</text:p>
          </table:table-cell>
          <table:table-cell table:style-name="ce29" table:formula="of:=AVERAGE([.G4];[.G24])" office:value-type="float" office:value="3.5" calcext:value-type="float">
            <text:p>3,50</text:p>
          </table:table-cell>
          <table:table-cell table:style-name="ce29" table:formula="of:=AVERAGE([.H4];[.H24])" office:value-type="float" office:value="3" calcext:value-type="float">
            <text:p>3,00</text:p>
          </table:table-cell>
          <table:table-cell table:style-name="ce29" table:formula="of:=AVERAGE([.I4];[.I24])" office:value-type="float" office:value="4" calcext:value-type="float">
            <text:p>4,00</text:p>
          </table:table-cell>
          <table:table-cell table:style-name="ce29" table:formula="of:=AVERAGE([.J4];[.J24])" office:value-type="float" office:value="3.5" calcext:value-type="float">
            <text:p>3,50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];[.K24])" office:value-type="float" office:value="3.3125" calcext:value-type="float">
            <text:p>3,31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138" table:formula="of:=COUNTIF([.L4:.L24];&quot;Tak&quot;)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[.C10]^2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 &gt;=25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[.C11]^2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 &gt;=25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[.C12]^2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 &gt;=25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[.C13]^2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 &gt;=25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60" office:value-type="string" calcext:value-type="string">
            <text:p>Lp.</text:p>
          </table:table-cell>
          <table:table-cell table:style-name="ce160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 table:formula="of:=DAYS([.D4];[.C4])" office:value-type="float" office:value="10" calcext:value-type="float">
            <text:p>10</text:p>
          </table:table-cell>
          <table:table-cell table:style-name="ce80" table:formula="of:=PRODUCT([.E4];[.G4];[.$G$20])" office:value-type="float" office:value="1710" calcext:value-type="float">
            <text:p>1 710,00 zł</text:p>
          </table:table-cell>
          <table:table-cell table:style-name="ce80" table:formula="of:=PRODUCT([.E4];[.G4];[.$G$21])" office:value-type="float" office:value="2400" calcext:value-type="float">
            <text:p>2 400,00 zł</text:p>
          </table:table-cell>
          <table:table-cell table:style-name="ce77" table:formula="of:=SUM([.H4];[.I4] 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5];[.C5])" office:value-type="float" office:value="8" calcext:value-type="float">
            <text:p>8</text:p>
          </table:table-cell>
          <table:table-cell table:style-name="ce80"/>
          <table:table-cell table:style-name="ce80" table:formula="of:=PRODUCT([.E5];[.G5];[.$G$21])" office:value-type="float" office:value="1280" calcext:value-type="float">
            <text:p>1 280,00 zł</text:p>
          </table:table-cell>
          <table:table-cell table:style-name="ce77" table:formula="of:=SUM([.H5];[.I5] 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6];[.C6])" office:value-type="float" office:value="13" calcext:value-type="float">
            <text:p>13</text:p>
          </table:table-cell>
          <table:table-cell table:style-name="ce80"/>
          <table:table-cell table:style-name="ce80" table:formula="of:=PRODUCT([.E6];[.G6];[.$G$21])" office:value-type="float" office:value="1040" calcext:value-type="float">
            <text:p>1 040,00 zł</text:p>
          </table:table-cell>
          <table:table-cell table:style-name="ce77" table:formula="of:=SUM([.H6];[.I6] 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7];[.C7])" office:value-type="float" office:value="10" calcext:value-type="float">
            <text:p>10</text:p>
          </table:table-cell>
          <table:table-cell table:style-name="ce80" table:formula="of:=PRODUCT([.E7];[.G7];[.$G$20])" office:value-type="float" office:value="2280" calcext:value-type="float">
            <text:p>2 280,00 zł</text:p>
          </table:table-cell>
          <table:table-cell table:style-name="ce80" table:formula="of:=PRODUCT([.E7];[.G7];[.$G$21])" office:value-type="float" office:value="3200" calcext:value-type="float">
            <text:p>3 200,00 zł</text:p>
          </table:table-cell>
          <table:table-cell table:style-name="ce77" table:formula="of:=SUM([.H7];[.I7] 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8];[.C8])" office:value-type="float" office:value="13" calcext:value-type="float">
            <text:p>13</text:p>
          </table:table-cell>
          <table:table-cell table:style-name="ce80"/>
          <table:table-cell table:style-name="ce80" table:formula="of:=PRODUCT([.E8];[.G8];[.$G$21])" office:value-type="float" office:value="2080" calcext:value-type="float">
            <text:p>2 080,00 zł</text:p>
          </table:table-cell>
          <table:table-cell table:style-name="ce77" table:formula="of:=SUM([.H8];[.I8] 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9];[.C9])" office:value-type="float" office:value="40" calcext:value-type="float">
            <text:p>40</text:p>
          </table:table-cell>
          <table:table-cell table:style-name="ce80" table:formula="of:=PRODUCT([.E9];[.G9];[.$G$20])" office:value-type="float" office:value="4560" calcext:value-type="float">
            <text:p>4 560,00 zł</text:p>
          </table:table-cell>
          <table:table-cell table:style-name="ce80" table:formula="of:=PRODUCT([.E9];[.G9];[.$G$21])" office:value-type="float" office:value="6400" calcext:value-type="float">
            <text:p>6 400,00 zł</text:p>
          </table:table-cell>
          <table:table-cell table:style-name="ce77" table:formula="of:=SUM([.H9];[.I9] 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0];[.C10])" office:value-type="float" office:value="24" calcext:value-type="float">
            <text:p>24</text:p>
          </table:table-cell>
          <table:table-cell table:style-name="ce80" table:formula="of:=PRODUCT([.E10];[.G10];[.$G$20])" office:value-type="float" office:value="4104" calcext:value-type="float">
            <text:p>4 104,00 zł</text:p>
          </table:table-cell>
          <table:table-cell table:style-name="ce80" table:formula="of:=PRODUCT([.E10];[.G10];[.$G$21])" office:value-type="float" office:value="5760" calcext:value-type="float">
            <text:p>5 760,00 zł</text:p>
          </table:table-cell>
          <table:table-cell table:style-name="ce77" table:formula="of:=SUM([.H10];[.I10] 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1];[.C11])" office:value-type="float" office:value="8" calcext:value-type="float">
            <text:p>8</text:p>
          </table:table-cell>
          <table:table-cell table:style-name="ce80" table:formula="of:=PRODUCT([.E11];[.G11];[.$G$20])" office:value-type="float" office:value="1824" calcext:value-type="float">
            <text:p>1 824,00 zł</text:p>
          </table:table-cell>
          <table:table-cell table:style-name="ce80" table:formula="of:=PRODUCT([.E11];[.G11];[.$G$21])" office:value-type="float" office:value="2560" calcext:value-type="float">
            <text:p>2 560,00 zł</text:p>
          </table:table-cell>
          <table:table-cell table:style-name="ce77" table:formula="of:=SUM([.H11];[.I11] 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2];[.C12])" office:value-type="float" office:value="13" calcext:value-type="float">
            <text:p>13</text:p>
          </table:table-cell>
          <table:table-cell table:style-name="ce80" table:formula="of:=PRODUCT([.E12];[.G12];[.$G$20])" office:value-type="float" office:value="2223" calcext:value-type="float">
            <text:p>2 223,00 zł</text:p>
          </table:table-cell>
          <table:table-cell table:style-name="ce80" table:formula="of:=PRODUCT([.E12];[.G12];[.$G$21])" office:value-type="float" office:value="3120" calcext:value-type="float">
            <text:p>3 120,00 zł</text:p>
          </table:table-cell>
          <table:table-cell table:style-name="ce77" table:formula="of:=SUM([.H12];[.I12] 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4" table:formula="of:=DAYS([.D13];[.C13])" office:value-type="float" office:value="28" calcext:value-type="float">
            <text:p>28</text:p>
          </table:table-cell>
          <table:table-cell table:style-name="ce82"/>
          <table:table-cell table:style-name="ce80" table:formula="of:=PRODUCT([.E13];[.G13];[.$G$21])" office:value-type="float" office:value="4480" calcext:value-type="float">
            <text:p>4 480,00 zł</text:p>
          </table:table-cell>
          <table:table-cell table:style-name="ce77" table:formula="of:=SUM([.H13];[.I13] 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60" office:value-type="string" calcext:value-type="string" table:number-columns-spanned="2" table:number-rows-spanned="1">
            <text:p>Średnio</text:p>
          </table:table-cell>
          <table:covered-table-cell table:style-name="ce160"/>
          <table:table-cell table:style-name="ce174" table:formula="of:=AVERAGE([.C4:.C13])" office:value-type="date" office:date-value="1997-02-13T07:12:00" calcext:value-type="date">
            <text:p>97.13.02</text:p>
          </table:table-cell>
          <table:table-cell table:style-name="ce174" table:formula="of:=AVERAGE([.D4:.D13])" office:value-type="date" office:date-value="1997-03-02" calcext:value-type="date">
            <text:p>97.02.03</text:p>
          </table:table-cell>
          <table:table-cell table:style-name="ce180" table:formula="of:=AVERAGE([.E4:.E13])" office:value-type="float" office:value="2.6" calcext:value-type="float">
            <text:p>2,6</text:p>
          </table:table-cell>
          <table:table-cell table:style-name="ce181" office:value-type="string" calcext:value-type="string">
            <text:p>tak</text:p>
          </table:table-cell>
          <table:table-cell table:style-name="ce180" table:formula="of:=AVERAGE([.G4:.G13])" office:value-type="float" office:value="16.7" calcext:value-type="float">
            <text:p>16,7</text:p>
          </table:table-cell>
          <table:table-cell table:style-name="ce189" table:formula="of:=AVERAGE([.H4:.H13])" office:value-type="currency" office:currency="PLN" office:value="2783.5" calcext:value-type="currency">
            <text:p>2 783,50 zł</text:p>
          </table:table-cell>
          <table:table-cell table:style-name="ce189" table:formula="of:=AVERAGE([.I4:.I13])" office:value-type="currency" office:currency="PLN" office:value="3232" calcext:value-type="currency">
            <text:p>3 232,00 zł</text:p>
          </table:table-cell>
          <table:table-cell table:style-name="ce189" table:formula="of:=AVERAGE([.J4:.J13])" office:value-type="currency" office:currency="PLN" office:value="4902.1" calcext:value-type="currency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style-name="ce185"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186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formula="of:=PRODUCT([.B3];0.15)" office:value-type="float" office:value="51.75" calcext:value-type="float">
            <text:p>51,75 zł</text:p>
          </table:table-cell>
          <table:table-cell table:style-name="ce90" table:formula="of:=PRODUCT([.B3];IF([.A3]=&quot;K&quot;;0.3;IF([.A3]=&quot;M&quot;;0.2;0.1)))" office:value-type="float" office:value="34.5" calcext:value-type="float">
            <text:p>34,50 zł</text:p>
          </table:table-cell>
          <table:table-cell table:style-name="ce90" table:formula="of:=SUM([.B3:.D3])" office:value-type="float" office:value="431.25" calcext:value-type="float">
            <text:p>431,25 zł</text:p>
          </table:table-cell>
          <table:table-cell table:style-name="ce90" table:formula="of:=PRODUCT([.E3];0.21)" office:value-type="float" office:value="90.5625" calcext:value-type="float">
            <text:p>90,56 zł</text:p>
          </table:table-cell>
          <table:table-cell table:style-name="ce90" table:formula="of:=ORG.LIBREOFFICE.RAWSUBTRACT([.E3];[.F3])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0" table:formula="of:=PRODUCT([.B4];0.15)" office:value-type="float" office:value="57" calcext:value-type="float">
            <text:p>57,00 zł</text:p>
          </table:table-cell>
          <table:table-cell table:style-name="ce90" table:formula="of:=PRODUCT([.B4];IF([.A4]=&quot;K&quot;;0.3;IF([.A4]=&quot;M&quot;;0.2;0.1)))" office:value-type="float" office:value="76" calcext:value-type="float">
            <text:p>76,00 zł</text:p>
          </table:table-cell>
          <table:table-cell table:style-name="ce90" table:formula="of:=SUM([.B4:.D4])" office:value-type="float" office:value="513" calcext:value-type="float">
            <text:p>513,00 zł</text:p>
          </table:table-cell>
          <table:table-cell table:style-name="ce90" table:formula="of:=PRODUCT([.E4];0.21)" office:value-type="float" office:value="107.73" calcext:value-type="float">
            <text:p>107,73 zł</text:p>
          </table:table-cell>
          <table:table-cell table:style-name="ce90" table:formula="of:=ORG.LIBREOFFICE.RAWSUBTRACT([.E4];[.F4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0" table:formula="of:=PRODUCT([.B5];0.15)" office:value-type="float" office:value="57" calcext:value-type="float">
            <text:p>57,00 zł</text:p>
          </table:table-cell>
          <table:table-cell table:style-name="ce90" table:formula="of:=PRODUCT([.B5];IF([.A5]=&quot;K&quot;;0.3;IF([.A5]=&quot;M&quot;;0.2;0.1)))" office:value-type="float" office:value="76" calcext:value-type="float">
            <text:p>76,00 zł</text:p>
          </table:table-cell>
          <table:table-cell table:style-name="ce90" table:formula="of:=SUM([.B5:.D5])" office:value-type="float" office:value="513" calcext:value-type="float">
            <text:p>513,00 zł</text:p>
          </table:table-cell>
          <table:table-cell table:style-name="ce90" table:formula="of:=PRODUCT([.E5];0.21)" office:value-type="float" office:value="107.73" calcext:value-type="float">
            <text:p>107,73 zł</text:p>
          </table:table-cell>
          <table:table-cell table:style-name="ce90" table:formula="of:=ORG.LIBREOFFICE.RAWSUBTRACT([.E5];[.F5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0" table:formula="of:=PRODUCT([.B6];0.15)" office:value-type="float" office:value="61.5" calcext:value-type="float">
            <text:p>61,50 zł</text:p>
          </table:table-cell>
          <table:table-cell table:style-name="ce90" table:formula="of:=PRODUCT([.B6];IF([.A6]=&quot;K&quot;;0.3;IF([.A6]=&quot;M&quot;;0.2;0.1)))" office:value-type="float" office:value="123" calcext:value-type="float">
            <text:p>123,00 zł</text:p>
          </table:table-cell>
          <table:table-cell table:style-name="ce90" table:formula="of:=SUM([.B6:.D6])" office:value-type="float" office:value="594.5" calcext:value-type="float">
            <text:p>594,50 zł</text:p>
          </table:table-cell>
          <table:table-cell table:style-name="ce90" table:formula="of:=PRODUCT([.E6];0.21)" office:value-type="float" office:value="124.845" calcext:value-type="float">
            <text:p>124,85 zł</text:p>
          </table:table-cell>
          <table:table-cell table:style-name="ce90" table:formula="of:=ORG.LIBREOFFICE.RAWSUBTRACT([.E6];[.F6])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0" table:formula="of:=PRODUCT([.B7];0.15)" office:value-type="float" office:value="52.5" calcext:value-type="float">
            <text:p>52,50 zł</text:p>
          </table:table-cell>
          <table:table-cell table:style-name="ce90" table:formula="of:=PRODUCT([.B7];IF([.A7]=&quot;K&quot;;0.3;IF([.A7]=&quot;M&quot;;0.2;0.1)))" office:value-type="float" office:value="35" calcext:value-type="float">
            <text:p>35,00 zł</text:p>
          </table:table-cell>
          <table:table-cell table:style-name="ce90" table:formula="of:=SUM([.B7:.D7])" office:value-type="float" office:value="437.5" calcext:value-type="float">
            <text:p>437,50 zł</text:p>
          </table:table-cell>
          <table:table-cell table:style-name="ce90" table:formula="of:=PRODUCT([.E7];0.21)" office:value-type="float" office:value="91.875" calcext:value-type="float">
            <text:p>91,88 zł</text:p>
          </table:table-cell>
          <table:table-cell table:style-name="ce90" table:formula="of:=ORG.LIBREOFFICE.RAWSUBTRACT([.E7];[.F7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0" table:formula="of:=PRODUCT([.B8];0.15)" office:value-type="float" office:value="52.5" calcext:value-type="float">
            <text:p>52,50 zł</text:p>
          </table:table-cell>
          <table:table-cell table:style-name="ce90" table:formula="of:=PRODUCT([.B8];IF([.A8]=&quot;K&quot;;0.3;IF([.A8]=&quot;M&quot;;0.2;0.1)))" office:value-type="float" office:value="35" calcext:value-type="float">
            <text:p>35,00 zł</text:p>
          </table:table-cell>
          <table:table-cell table:style-name="ce90" table:formula="of:=SUM([.B8:.D8])" office:value-type="float" office:value="437.5" calcext:value-type="float">
            <text:p>437,50 zł</text:p>
          </table:table-cell>
          <table:table-cell table:style-name="ce90" table:formula="of:=PRODUCT([.E8];0.21)" office:value-type="float" office:value="91.875" calcext:value-type="float">
            <text:p>91,88 zł</text:p>
          </table:table-cell>
          <table:table-cell table:style-name="ce90" table:formula="of:=ORG.LIBREOFFICE.RAWSUBTRACT([.E8];[.F8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17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202" office:value-type="currency" office:currency="PLN" office:value="24000" calcext:value-type="currency">
            <text:p>24 000,00 zł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202" table:formula="of:=IF(OR(AND([.C10]&lt;[.$J$1];[.D10]&lt;[.$J$2]);[.E10]&lt;[.$J$3]);[.C10]*[.$J$4];[.C10]*[.$J$5])" office:value-type="currency" office:currency="PLN" office:value="2400" calcext:value-type="currency">
            <text:p>2 400,00 zł</text:p>
          </table:table-cell>
          <table:table-cell table:style-name="ce205" table:formula="of:=SUM([.C10];[.F10])" office:value-type="currency" office:currency="PLN" office:value="26400" calcext:value-type="currency">
            <text:p>26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202" office:value-type="currency" office:currency="PLN" office:value="17000" calcext:value-type="currency">
            <text:p>17 000,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202" table:formula="of:=IF(OR(AND([.C11]&lt;[.$J$1];[.D11]&lt;[.$J$2]);[.E11]&lt;[.$J$3]);[.C11]*[.$J$4];[.C11]*[.$J$5])" office:value-type="currency" office:currency="PLN" office:value="1700" calcext:value-type="currency">
            <text:p>1 700,00 zł</text:p>
          </table:table-cell>
          <table:table-cell table:style-name="ce205" table:formula="of:=SUM([.C11];[.F11])" office:value-type="currency" office:currency="PLN" office:value="18700" calcext:value-type="currency">
            <text:p>18 7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202" office:value-type="currency" office:currency="PLN" office:value="18000" calcext:value-type="currency">
            <text:p>18 000,00 zł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202" table:formula="of:=IF(OR(AND([.C12]&lt;[.$J$1];[.D12]&lt;[.$J$2]);[.E12]&lt;[.$J$3]);[.C12]*[.$J$4];[.C12]*[.$J$5])" office:value-type="currency" office:currency="PLN" office:value="1800" calcext:value-type="currency">
            <text:p>1 800,00 zł</text:p>
          </table:table-cell>
          <table:table-cell table:style-name="ce205" table:formula="of:=SUM([.C12];[.F12])" office:value-type="currency" office:currency="PLN" office:value="19800" calcext:value-type="currency">
            <text:p>19 8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202" office:value-type="currency" office:currency="PLN" office:value="21000" calcext:value-type="currency">
            <text:p>21 000,00 zł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202" table:formula="of:=IF(OR(AND([.C13]&lt;[.$J$1];[.D13]&lt;[.$J$2]);[.E13]&lt;[.$J$3]);[.C13]*[.$J$4];[.C13]*[.$J$5])" office:value-type="currency" office:currency="PLN" office:value="1050" calcext:value-type="currency">
            <text:p>1 050,00 zł</text:p>
          </table:table-cell>
          <table:table-cell table:style-name="ce205" table:formula="of:=SUM([.C13];[.F13])" office:value-type="currency" office:currency="PLN" office:value="22050" calcext:value-type="currency">
            <text:p>22 05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202" office:value-type="currency" office:currency="PLN" office:value="28000" calcext:value-type="currency">
            <text:p>28 000,00 zł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202" table:formula="of:=IF(OR(AND([.C14]&lt;[.$J$1];[.D14]&lt;[.$J$2]);[.E14]&lt;[.$J$3]);[.C14]*[.$J$4];[.C14]*[.$J$5])" office:value-type="currency" office:currency="PLN" office:value="1400" calcext:value-type="currency">
            <text:p>1 400,00 zł</text:p>
          </table:table-cell>
          <table:table-cell table:style-name="ce205" table:formula="of:=SUM([.C14];[.F14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202" office:value-type="currency" office:currency="PLN" office:value="31000" calcext:value-type="currency">
            <text:p>31 000,00 zł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202" table:formula="of:=IF(OR(AND([.C15]&lt;[.$J$1];[.D15]&lt;[.$J$2]);[.E15]&lt;[.$J$3]);[.C15]*[.$J$4];[.C15]*[.$J$5])" office:value-type="currency" office:currency="PLN" office:value="1550" calcext:value-type="currency">
            <text:p>1 550,00 zł</text:p>
          </table:table-cell>
          <table:table-cell table:style-name="ce205" table:formula="of:=SUM([.C15];[.F15])" office:value-type="currency" office:currency="PLN" office:value="32550" calcext:value-type="currency">
            <text:p>32 55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202" office:value-type="currency" office:currency="PLN" office:value="14000" calcext:value-type="currency">
            <text:p>14 000,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202" table:formula="of:=IF(OR(AND([.C16]&lt;[.$J$1];[.D16]&lt;[.$J$2]);[.E16]&lt;[.$J$3]);[.C16]*[.$J$4];[.C16]*[.$J$5])" office:value-type="currency" office:currency="PLN" office:value="1400" calcext:value-type="currency">
            <text:p>1 400,00 zł</text:p>
          </table:table-cell>
          <table:table-cell table:style-name="ce205" table:formula="of:=SUM([.C16];[.F16])" office:value-type="currency" office:currency="PLN" office:value="15400" calcext:value-type="currency">
            <text:p>15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202" office:value-type="currency" office:currency="PLN" office:value="38000" calcext:value-type="currency">
            <text:p>38 000,00 zł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202" table:formula="of:=IF(OR(AND([.C17]&lt;[.$J$1];[.D17]&lt;[.$J$2]);[.E17]&lt;[.$J$3]);[.C17]*[.$J$4];[.C17]*[.$J$5])" office:value-type="currency" office:currency="PLN" office:value="1900" calcext:value-type="currency">
            <text:p>1 900,00 zł</text:p>
          </table:table-cell>
          <table:table-cell table:style-name="ce205" table:formula="of:=SUM([.C17];[.F17])" office:value-type="currency" office:currency="PLN" office:value="39900" calcext:value-type="currency">
            <text:p>39 9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202" office:value-type="currency" office:currency="PLN" office:value="21000" calcext:value-type="currency">
            <text:p>21 000,00 zł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202" table:formula="of:=IF(OR(AND([.C18]&lt;[.$J$1];[.D18]&lt;[.$J$2]);[.E18]&lt;[.$J$3]);[.C18]*[.$J$4];[.C18]*[.$J$5])" office:value-type="currency" office:currency="PLN" office:value="2100" calcext:value-type="currency">
            <text:p>2 100,00 zł</text:p>
          </table:table-cell>
          <table:table-cell table:style-name="ce205" table:formula="of:=SUM([.C18];[.F18])" office:value-type="currency" office:currency="PLN" office:value="23100" calcext:value-type="currency">
            <text:p>23 1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202" office:value-type="currency" office:currency="PLN" office:value="44000" calcext:value-type="currency">
            <text:p>44 000,00 zł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202" table:formula="of:=IF(OR(AND([.C19]&lt;[.$J$1];[.D19]&lt;[.$J$2]);[.E19]&lt;[.$J$3]);[.C19]*[.$J$4];[.C19]*[.$J$5])" office:value-type="currency" office:currency="PLN" office:value="4400" calcext:value-type="currency">
            <text:p>4 400,00 zł</text:p>
          </table:table-cell>
          <table:table-cell table:style-name="ce205" table:formula="of:=SUM([.C19];[.F19])" office:value-type="currency" office:currency="PLN" office:value="48400" calcext:value-type="currency">
            <text:p>48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202" office:value-type="currency" office:currency="PLN" office:value="27000" calcext:value-type="currency">
            <text:p>27 000,00 zł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202" table:formula="of:=IF(OR(AND([.C20]&lt;[.$J$1];[.D20]&lt;[.$J$2]);[.E20]&lt;[.$J$3]);[.C20]*[.$J$4];[.C20]*[.$J$5])" office:value-type="currency" office:currency="PLN" office:value="2700" calcext:value-type="currency">
            <text:p>2 700,00 zł</text:p>
          </table:table-cell>
          <table:table-cell table:style-name="ce205" table:formula="of:=SUM([.C20];[.F20])" office:value-type="currency" office:currency="PLN" office:value="29700" calcext:value-type="currency">
            <text:p>29 7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202" office:value-type="currency" office:currency="PLN" office:value="33000" calcext:value-type="currency">
            <text:p>33 000,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202" table:formula="of:=IF(OR(AND([.C21]&lt;[.$J$1];[.D21]&lt;[.$J$2]);[.E21]&lt;[.$J$3]);[.C21]*[.$J$4];[.C21]*[.$J$5])" office:value-type="currency" office:currency="PLN" office:value="3300" calcext:value-type="currency">
            <text:p>3 300,00 zł</text:p>
          </table:table-cell>
          <table:table-cell table:style-name="ce205" table:formula="of:=SUM([.C21];[.F21])" office:value-type="currency" office:currency="PLN" office:value="36300" calcext:value-type="currency">
            <text:p>36 3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202" office:value-type="currency" office:currency="PLN" office:value="11000" calcext:value-type="currency">
            <text:p>11 000,00 zł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202" table:formula="of:=IF(OR(AND([.C22]&lt;[.$J$1];[.D22]&lt;[.$J$2]);[.E22]&lt;[.$J$3]);[.C22]*[.$J$4];[.C22]*[.$J$5])" office:value-type="currency" office:currency="PLN" office:value="1100" calcext:value-type="currency">
            <text:p>1 100,00 zł</text:p>
          </table:table-cell>
          <table:table-cell table:style-name="ce205" table:formula="of:=SUM([.C22];[.F22])" office:value-type="currency" office:currency="PLN" office:value="12100" calcext:value-type="currency">
            <text:p>12 1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202" office:value-type="currency" office:currency="PLN" office:value="28000" calcext:value-type="currency">
            <text:p>28 000,00 zł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202" table:formula="of:=IF(OR(AND([.C23]&lt;[.$J$1];[.D23]&lt;[.$J$2]);[.E23]&lt;[.$J$3]);[.C23]*[.$J$4];[.C23]*[.$J$5])" office:value-type="currency" office:currency="PLN" office:value="1400" calcext:value-type="currency">
            <text:p>1 400,00 zł</text:p>
          </table:table-cell>
          <table:table-cell table:style-name="ce205" table:formula="of:=SUM([.C23];[.F23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202" office:value-type="currency" office:currency="PLN" office:value="24000" calcext:value-type="currency">
            <text:p>24 000,00 zł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202" table:formula="of:=IF(OR(AND([.C24]&lt;[.$J$1];[.D24]&lt;[.$J$2]);[.E24]&lt;[.$J$3]);[.C24]*[.$J$4];[.C24]*[.$J$5])" office:value-type="currency" office:currency="PLN" office:value="1200" calcext:value-type="currency">
            <text:p>1 200,00 zł</text:p>
          </table:table-cell>
          <table:table-cell table:style-name="ce205" table:formula="of:=SUM([.C24];[.F24])" office:value-type="currency" office:currency="PLN" office:value="25200" calcext:value-type="currency">
            <text:p>25 200,00 zł</text:p>
          </table:table-cell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203" office:value-type="currency" office:currency="PLN" office:value="21500" calcext:value-type="currency">
            <text:p>21 500,00 zł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202" table:formula="of:=IF(OR(AND([.C25]&lt;[.$J$1];[.D25]&lt;[.$J$2]);[.E25]&lt;[.$J$3]);[.C25]*[.$J$4];[.C25]*[.$J$5])" office:value-type="currency" office:currency="PLN" office:value="1075" calcext:value-type="currency">
            <text:p>1 075,00 zł</text:p>
          </table:table-cell>
          <table:table-cell table:style-name="ce205" table:formula="of:=SUM([.C25];[.F25])" office:value-type="currency" office:currency="PLN" office:value="22575" calcext:value-type="currency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13:45:54.3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6:58:12.695000000</dc:date>
    <meta:editing-cycles>16</meta:editing-cycles>
    <meta:editing-duration>PT1H30M1S</meta:editing-duration>
    <meta:generator>LibreOffice/5.4.2.2$Windows_X86_64 LibreOffice_project/22b09f6418e8c2d508a9eaf86b2399209b0990f4</meta:generator>
    <meta:document-statistic meta:table-count="6" meta:cell-count="672" meta:object-count="1"/>
  </office:meta>
</office:document-meta>
</file>